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T68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# client program</text:p>
      <text:p text:style-name="P2"/>
      <text:p text:style-name="P3">import sock/et</text:p>
      <text:p text:style-name="P4">import sys</text:p>
      <text:p text:style-name="P5"/>
      <text:p text:style-name="P6">sock = socket.socket(socket.AF_INET, socket.SOCK_STREAM)</text:p>
      <text:p text:style-name="P7"/>
      <text:p text:style-name="P8">sock.connect(('127.0.0.1',23000))</text:p>
      <text:p text:style-name="P9"/>
      <text:p text:style-name="P10">sock.send("hi from client")</text:p>
      <text:p text:style-name="P11"/>
      <text:p text:style-name="P12">while True:</text:p>
      <text:p text:style-name="P13"><text:tab/></text:p>
      <text:p text:style-name="P14"><text:tab/>data = sock.recv(16)</text:p>
      <text:p text:style-name="P15"><text:tab/>if "stop" in data:</text:p>
      <text:p text:style-name="P16"><text:tab/><text:tab/>break</text:p>
      <text:p text:style-name="P17"><text:tab/>else:<text:tab/><text:tab/><text:tab/></text:p>
      <text:p text:style-name="P18"><text:tab/><text:tab/>print "server: " + data</text:p>
      <text:p text:style-name="P19"/>
      <text:p text:style-name="P20"><text:tab/>data = raw_input("you: ")</text:p>
      <text:p text:style-name="P21"><text:tab/>sock.send(data)</text:p>
      <text:p text:style-name="P22"><text:tab/>if "stop" in data:</text:p>
      <text:p text:style-name="P23"><text:tab/><text:tab/>break</text:p>
      <text:p text:style-name="P24"><text:tab/><text:tab/></text:p>
      <text:p text:style-name="P25">sock.close()</text:p>
      <text:p text:style-name="P26"/>
      <text:p text:style-name="P27"/>
      <text:p text:style-name="P28"># server program</text:p>
      <text:p text:style-name="P29">import socket</text:p>
      <text:p text:style-name="P30">import sys</text:p>
      <text:p text:style-name="P31"/>
      <text:p text:style-name="P32">sock = socket.socket(socket.AF_INET,<text:s/>socket.SOCK_STREAM)</text:p>
      <text:p text:style-name="P33"/>
      <text:p text:style-name="P34">sock.bind(('localhost',23000))</text:p>
      <text:p text:style-name="P35"/>
      <text:p text:style-name="P36">sock.listen(1)</text:p>
      <text:p text:style-name="P37"/>
      <text:p text:style-name="P38">clisock, (ip,port) = sock.accept()</text:p>
      <text:p text:style-name="P39"/>
      <text:p text:style-name="P40">while True: <text:s text:c="3"/><text:tab/></text:p>
      <text:p text:style-name="P41"><text:tab/>data = clisock.recv(16)</text:p>
      <text:p text:style-name="P42"/>
      <text:p text:style-name="P43"><text:tab/>if "stop." in data:</text:p>
      <text:p text:style-name="P44"><text:tab/><text:tab/>break</text:p>
      <text:p text:style-name="P45"><text:tab/>else:<text:tab/><text:tab/><text:tab/></text:p>
      <text:p text:style-name="P46"><text:tab/><text:tab/>print "client: " + data</text:p>
      <text:p text:style-name="P47"><text:tab/></text:p>
      <text:p text:style-name="P48"><text:tab/>data = raw_input("you: ")</text:p>
      <text:p text:style-name="P49"><text:tab/>clisock.send(data)</text:p>
      <text:p text:style-name="P50"><text:tab/>if "stop." in data:</text:p>
      <text:p text:style-name="P51"><text:tab/><text:tab/>break</text:p>
      <text:p text:style-name="P52">sock.close()</text:p>
      <text:p text:style-name="P53">OUTPUT :-</text:p>
      <text:p text:style-name="P54"/>
      <text:p text:style-name="P55">####################################################################</text:p>
      <text:p text:style-name="P56">kalpesh@localhost:~/Desktop/CNL$ python pptcpserv.py</text:p>
      <text:p text:style-name="P57">client: hi from client</text:p>
      <text:p text:style-name="P58">you: which data you want</text:p>
      <text:p text:style-name="P59">client: send collage data</text:p>
      <text:p text:style-name="P60">you:</text:p>
      <text:p text:style-name="P61"/>
      <text:p text:style-name="P62">####################################################################</text:p>
      <text:p text:style-name="P63"/>
      <text:p text:style-name="P64">kalpesh@localhost:~/Desktop/CNL$ python pptcpcli.py</text:p>
      <text:p text:style-name="P65">server: which data you want</text:p>
      <text:p text:style-name="P66">you: send collage data</text:p>
      <text:p text:style-name="P67"/>
      <text:p text:style-name="Standard"><text:span text:style-name="T68">####################################################################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 8.1</dc:creator>
    <meta:creation-date>2017-10-03T00:53:00Z</meta:creation-date>
    <dc:date>2017-11-05T07:00:00Z</dc:date>
    <meta:template xlink:href="Normal.dotm" xlink:type="simple"/>
    <meta:editing-cycles>5</meta:editing-cycles>
    <meta:editing-duration>PT2220S</meta:editing-duration>
    <meta:document-statistic meta:page-count="1" meta:paragraph-count="2" meta:word-count="178" meta:character-count="1196" meta:row-count="8" meta:non-whitespace-character-count="1020"/>
  </office:meta>
</office:document-meta>
</file>